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Processor.getTransformerHandler( final Source stylesheet , final XML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Processor.getTransformerHandler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service( final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Process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axProcess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raxProcessor.getTransformerHandlerAndValidity( final Source styleshe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putTemplates( Templates templates , Source stylesheet ,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yTransformerHandlerAndValidity.MyTransformerHandlerAndValidity( TransformerHandler handler ,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resolve( String href , String bas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TraxProcessor.sourceToSAX( Source source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Processo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Processor.getTransformerHandlerAndValidity( Source stylesheet , XMLFilter filter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TraxProcessor.getTemplates( Source stylesheet , String i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raxProcessor.getInputSource( final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raxProcessor.parameterize( final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xProcessor.setTransformerFactory( final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xProcessor.getTransformerFactory( String factory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TraxProcessor.transform( final Source source , final Source stylesheet , final Parameters params , final Result resul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